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26e" officeooo:paragraph-rsid="000532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fsffsf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05:51:48.212043186</meta:creation-date>
    <dc:date>2022-10-10T05:52:13.841846671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6.4.7.2$Linux_X86_64 LibreOffice_project/40$Build-2</meta:generator>
  </office:meta>
</office:document-meta>
</file>